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BERT CARRASC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UIZ RUIZ, JAMES CHRISTI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UIZ RUIZ, JAMES CHRISTI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196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5:2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7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2:27:5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